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color="#c678dd"/>
    </style:style>
    <style:style style:name="T2" style:family="text">
      <style:text-properties fo:color="#abb2bf"/>
    </style:style>
    <style:style style:name="T3" style:family="text">
      <style:text-properties fo:color="#98c379"/>
    </style:style>
    <style:style style:name="T4" style:family="text">
      <style:text-properties fo:color="#61afef"/>
    </style:style>
    <style:style style:name="T5" style:family="text">
      <style:text-properties fo:color="#d19a66"/>
    </style:style>
    <style:style style:name="T6" style:family="text">
      <style:text-properties fo:color="#e06c7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/ src/components/Visualization/LunarPhaseVisualization.js</text:p>
      <text:p text:style-name="Standard"><text:span text:style-name="T1">import</text:span> React<text:span text:style-name="T2">,</text:span> <text:span text:style-name="T2">{</text:span> useState<text:span text:style-name="T2">,</text:span> useEffect <text:span text:style-name="T2">}</text:span> <text:span text:style-name="T1">from</text:span> <text:span text:style-name="T3">'react'</text:span><text:span text:style-name="T2">;</text:span></text:p>
      <text:p text:style-name="Standard"><text:s/><text:span text:style-name="T1">import</text:span> styled <text:span text:style-name="T1">from</text:span> <text:span text:style-name="T3">'styled-components'</text:span><text:span text:style-name="T2">;</text:span></text:p>
      <text:p text:style-name="Standard"><text:s/><text:span text:style-name="T1">import</text:span> <text:span text:style-name="T2">{</text:span> LineChart<text:span text:style-name="T2">,</text:span> Line<text:span text:style-name="T2">,</text:span> XAxis<text:span text:style-name="T2">,</text:span> YAxis<text:span text:style-name="T2">,</text:span> CartesianGrid<text:span text:style-name="T2">,</text:span> Tooltip<text:span text:style-name="T2">,</text:span> Legend<text:span text:style-name="T2">,</text:span> ResponsiveContainer <text:span text:style-name="T2">}</text:span> <text:span text:style-name="T1">from</text:span> <text:span text:style-name="T3">'recharts'</text:span><text:span text:style-name="T2">;</text:span></text:p>
      <text:p text:style-name="Standard"><text:s/><text:span text:style-name="T1">import</text:span> <text:span text:style-name="T2">{</text:span> theme <text:span text:style-name="T2">}</text:span> <text:span text:style-name="T1">from</text:span> <text:span text:style-name="T3">'../../styles/theme'</text:span><text:span text:style-name="T2">;</text:span></text:p>
      <text:p text:style-name="Standard"><text:s/><text:span text:style-name="T1">import</text:span> <text:span text:style-name="T2">{</text:span> getMonthlyEphemeris <text:span text:style-name="T2">}</text:span> <text:span text:style-name="T1">from</text:span> <text:span text:style-name="T3">'../../services/api'</text:span><text:span text:style-name="T2">;</text:span> </text:p>
      <text:p text:style-name="Standard"/>
      <text:p text:style-name="Standard">const API_KEY = 'YWxsOzAuMDI5MjcwMDAgMTcyNTQ0OTk1MztTV2RzYTJAZDsyNDYwNTU3Ljk4NTU4';</text:p>
      <text:p text:style-name="Standard"/>
      <text:p text:style-name="Standard">const VisualizationWrapper = styled.div`</text:p>
      <text:p text:style-name="Standard"><text:s text:c="2"/>max-width: 800px;</text:p>
      <text:p text:style-name="Standard"><text:s text:c="2"/>margin: 0 auto;</text:p>
      <text:p text:style-name="Standard"><text:s text:c="2"/>padding: ${theme.spacing(4)};</text:p>
      <text:p text:style-name="Standard"><text:s text:c="2"/>background-color: ${theme.colors.background.paper};</text:p>
      <text:p text:style-name="Standard"><text:s text:c="2"/>border-radius: ${theme.borderRadius};</text:p>
      <text:p text:style-name="Standard"><text:s text:c="2"/>box-shadow: ${theme.shadows.medium};</text:p>
      <text:p text:style-name="Standard">`;</text:p>
      <text:p text:style-name="Standard"/>
      <text:p text:style-name="Standard">const Title = styled.h2`</text:p>
      <text:p text:style-name="Standard"><text:s text:c="2"/>color: ${theme.colors.secondary.main};</text:p>
      <text:p text:style-name="Standard"><text:s text:c="2"/>margin-bottom: ${theme.spacing(4)};</text:p>
      <text:p text:style-name="Standard">`;</text:p>
      <text:p text:style-name="Standard"/>
      <text:p text:style-name="Standard">const Select = styled.select`</text:p>
      <text:p text:style-name="Standard"><text:s text:c="2"/>margin-bottom: ${theme.spacing(4)};</text:p>
      <text:p text:style-name="Standard"><text:s text:c="2"/>padding: ${theme.spacing(1)};</text:p>
      <text:p text:style-name="Standard"><text:s text:c="2"/>border-radius: ${theme.borderRadius};</text:p>
      <text:p text:style-name="Standard">`;</text:p>
      <text:p text:style-name="Standard"/>
      <text:p text:style-name="Standard">const Legend = styled.div`</text:p>
      <text:p text:style-name="Standard"><text:s text:c="2"/>margin-top: ${theme.spacing(4)};</text:p>
      <text:p text:style-name="Standard">`;</text:p>
      <text:p text:style-name="Standard"/>
      <text:p text:style-name="Standard">const LegendItem = styled.div`</text:p>
      <text:p text:style-name="Standard"><text:s text:c="2"/>margin-bottom: ${theme.spacing(1)};</text:p>
      <text:p text:style-name="Standard">`;</text:p>
      <text:p text:style-name="Standard"/>
      <text:p text:style-name="Standard"><text:span text:style-name="T1">const</text:span> <text:span text:style-name="T4">LunarPhaseVisualization</text:span> <text:span text:style-name="T4">=</text:span> <text:span text:style-name="T2">()</text:span> <text:span text:style-name="T4">=&gt;</text:span> <text:span text:style-name="T2">{</text:span></text:p>
      <text:p text:style-name="Standard"><text:s/><text:span text:style-name="T1">const</text:span> <text:span text:style-name="T2">[</text:span>phaseData<text:span text:style-name="T2">,</text:span> setPhaseData<text:span text:style-name="T2">]</text:span> <text:span text:style-name="T4">=</text:span> <text:span text:style-name="T4">useState</text:span><text:span text:style-name="T2">([]);</text:span></text:p>
      <text:p text:style-name="Standard"><text:s/><text:span text:style-name="T1">const</text:span> <text:span text:style-name="T2">[</text:span>period<text:span text:style-name="T2">,</text:span> setPeriod<text:span text:style-name="T2">]</text:span> <text:span text:style-name="T4">=</text:span> <text:span text:style-name="T4">useState</text:span><text:span text:style-name="T2">(</text:span><text:span text:style-name="T3">'month'</text:span><text:span text:style-name="T2">);</text:span></text:p>
      <text:p text:style-name="Standard"><text:span text:style-name="T2"/></text:p>
      <text:p text:style-name="Standard"><text:s/><text:span text:style-name="T4">useEffect</text:span><text:span text:style-name="T2">(()</text:span> <text:span text:style-name="T4">=&gt;</text:span> <text:span text:style-name="T2">{</text:span></text:p>
      <text:p text:style-name="Standard"><text:s/><text:span text:style-name="T4">fetchPhaseData</text:span><text:span text:style-name="T2">();</text:span></text:p>
      <text:p text:style-name="Standard"><text:s/><text:span text:style-name="T2">},</text:span> <text:span text:style-name="T2">[</text:span>period<text:span text:style-name="T2">]);</text:span></text:p>
      <text:p text:style-name="Standard"><text:s/><text:span text:style-name="T1">const</text:span> <text:span text:style-name="T4">fetchPhaseData</text:span> <text:span text:style-name="T4">=</text:span> <text:span text:style-name="T1">async</text:span> <text:span text:style-name="T2">()</text:span> <text:span text:style-name="T4">=&gt;</text:span> <text:span text:style-name="T2">{</text:span></text:p>
      <text:p text:style-name="Standard"><text:s/><text:span text:style-name="T1">try</text:span> <text:span text:style-name="T2">{</text:span></text:p>
      <text:p text:style-name="Standard"><text:s/><text:span text:style-name="T1">const</text:span> currentDate <text:span text:style-name="T4">=</text:span> <text:span text:style-name="T1">new</text:span> <text:span text:style-name="T5">Date</text:span><text:span text:style-name="T2">();</text:span></text:p>
      <text:p text:style-name="Standard"><text:s/><text:span text:style-name="T1">const</text:span> data <text:span text:style-name="T4">=</text:span> <text:span text:style-name="T1">await</text:span> <text:span text:style-name="T4">getMonthlyEphemeris</text:span><text:span text:style-name="T2">(</text:span>currentDate<text:span text:style-name="T2">.</text:span><text:span text:style-name="T4">getMonth</text:span><text:span text:style-name="T2">()</text:span> <text:span text:style-name="T4">+</text:span> <text:span text:style-name="T5">1</text:span><text:span text:style-name="T2">,</text:span> currentDate<text:span text:style-name="T2">.</text:span><text:span text:style-name="T4">getFullYear</text:span><text:span text:style-name="T2">());</text:span> <text:span text:style-name="T1">const</text:span> formattedData <text:span text:style-name="T4">=</text:span> <text:span text:style-name="T5">Object</text:span><text:span text:style-name="T2">.</text:span><text:span text:style-name="T4">entries</text:span><text:span text:style-name="T2">(</text:span>data<text:span text:style-name="T2">).</text:span><text:span text:style-name="T4">map</text:span><text:span text:style-name="T2">(([</text:span>date<text:span text:style-name="T2">,</text:span> info<text:span text:style-name="T2">])</text:span> <text:span text:style-name="T4">=&gt;</text:span> <text:span text:style-name="T2">({</text:span></text:p>
      <text:p text:style-name="Standard"><text:s/>date<text:span text:style-name="T2">,</text:span></text:p>
      <text:p text:style-name="Standard"><text:soft-page-break/><text:s/><text:span text:style-name="T6">phase</text:span><text:span text:style-name="T4">:</text:span> info<text:span text:style-name="T2">.</text:span><text:span text:style-name="T5">PHASE</text:span><text:span text:style-name="T2">,</text:span></text:p>
      <text:p text:style-name="Standard"><text:s/><text:span text:style-name="T6">illumination</text:span><text:span text:style-name="T4">:</text:span> <text:span text:style-name="T4">parseFloat</text:span><text:span text:style-name="T2">(</text:span>info<text:span text:style-name="T2">.</text:span><text:span text:style-name="T5">ILLUMINATION</text:span><text:span text:style-name="T2">)</text:span></text:p>
      <text:p text:style-name="Standard"><text:s/><text:span text:style-name="T2">}));</text:span></text:p>
      <text:p text:style-name="Standard"><text:s/><text:span text:style-name="T4">setPhaseData</text:span><text:span text:style-name="T2">(</text:span>formattedData<text:span text:style-name="T2">);</text:span></text:p>
      <text:p text:style-name="Standard"><text:s/><text:span text:style-name="T2">}</text:span> <text:span text:style-name="T1">catch</text:span> <text:span text:style-name="T2">(</text:span>error<text:span text:style-name="T2">)</text:span> <text:span text:style-name="T2">{</text:span></text:p>
      <text:p text:style-name="Standard"><text:s/><text:span text:style-name="T5">console</text:span><text:span text:style-name="T2">.</text:span><text:span text:style-name="T4">error</text:span><text:span text:style-name="T2">(</text:span><text:span text:style-name="T3">'Erreur lors de la récupération des données de phase:'</text:span><text:span text:style-name="T2">,</text:span> error<text:span text:style-name="T2">);</text:span></text:p>
      <text:p text:style-name="Standard"><text:s/><text:span text:style-name="T2">}</text:span></text:p>
      <text:p text:style-name="Standard"><text:s/><text:span text:style-name="T2">};</text:span> </text:p>
      <text:p text:style-name="Standard"/>
      <text:p text:style-name="Standard"><text:s text:c="2"/>return (</text:p>
      <text:p text:style-name="Standard"><text:s text:c="4"/>&lt;VisualizationWrapper&gt;</text:p>
      <text:p text:style-name="Standard"><text:s text:c="6"/>&lt;Title&gt;Visualisation des Phases Lunaires&lt;/Title&gt;</text:p>
      <text:p text:style-name="Standard"><text:s text:c="6"/>&lt;Select value={period} onChange={(e) =&gt; setPeriod(e.target.value)}&gt;</text:p>
      <text:p text:style-name="Standard"><text:s text:c="8"/>&lt;option value="month"&gt;Mois en cours&lt;/option&gt;</text:p>
      <text:p text:style-name="Standard"><text:s text:c="8"/>&lt;option value="year"&gt;Année en cours&lt;/option&gt;</text:p>
      <text:p text:style-name="Standard"><text:s text:c="6"/>&lt;/Select&gt;</text:p>
      <text:p text:style-name="Standard"><text:s text:c="6"/>&lt;ResponsiveContainer width="100%" height={400}&gt;</text:p>
      <text:p text:style-name="Standard"><text:s text:c="8"/>&lt;LineChart data={phaseData}&gt;</text:p>
      <text:p text:style-name="Standard"><text:s text:c="10"/>&lt;CartesianGrid strokeDasharray="3 3" /&gt;</text:p>
      <text:p text:style-name="Standard"><text:s text:c="10"/>&lt;XAxis dataKey="date" /&gt;</text:p>
      <text:p text:style-name="Standard"><text:s text:c="10"/>&lt;YAxis /&gt;</text:p>
      <text:p text:style-name="Standard"><text:s text:c="10"/>&lt;Tooltip /&gt;</text:p>
      <text:p text:style-name="Standard"><text:s text:c="10"/>&lt;Legend /&gt;</text:p>
      <text:p text:style-name="Standard"><text:s text:c="10"/>&lt;Line type="monotone" dataKey="illumination" stroke={theme.colors.primary.main} name="Illumination (%)" /&gt;</text:p>
      <text:p text:style-name="Standard"><text:s text:c="8"/>&lt;/LineChart&gt;</text:p>
      <text:p text:style-name="Standard"><text:s text:c="6"/>&lt;/ResponsiveContainer&gt;</text:p>
      <text:p text:style-name="Standard"><text:s text:c="6"/>&lt;Legend&gt;</text:p>
      <text:p text:style-name="Standard"><text:s text:c="8"/>&lt;h3&gt;Légende des phases :&lt;/h3&gt;</text:p>
      <text:p text:style-name="Standard"><text:s text:c="8"/>&lt;LegendItem&gt;0% - 5% : Nouvelle Lune&lt;/LegendItem&gt;</text:p>
      <text:p text:style-name="Standard"><text:s text:c="8"/>&lt;LegendItem&gt;5% - 45% : Premier Croissant&lt;/LegendItem&gt;</text:p>
      <text:p text:style-name="Standard"><text:s text:c="8"/>&lt;LegendItem&gt;45% - 55% : Premier Quartier&lt;/LegendItem&gt;</text:p>
      <text:p text:style-name="Standard"><text:s text:c="8"/>&lt;LegendItem&gt;55% - 95% : Lune Gibbeuse Croissante&lt;/LegendItem&gt;</text:p>
      <text:p text:style-name="Standard"><text:s text:c="8"/>&lt;LegendItem&gt;95% - 100% : Pleine Lune&lt;/LegendItem&gt;</text:p>
      <text:p text:style-name="Standard"><text:s text:c="8"/>&lt;LegendItem&gt;100% - 55% : Lune Gibbeuse Décroissante&lt;/LegendItem&gt;</text:p>
      <text:p text:style-name="Standard"><text:s text:c="8"/>&lt;LegendItem&gt;55% - 45% : Dernier Quartier&lt;/LegendItem&gt;</text:p>
      <text:p text:style-name="Standard"><text:s text:c="8"/>&lt;LegendItem&gt;45% - 5% : Dernier Croissant&lt;/LegendItem&gt;</text:p>
      <text:p text:style-name="Standard"><text:s text:c="6"/>&lt;/Legend&gt;</text:p>
      <text:p text:style-name="Standard"><text:s text:c="4"/>&lt;/VisualizationWrapper&gt;</text:p>
      <text:p text:style-name="Standard"><text:s text:c="2"/>);</text:p>
      <text:p text:style-name="Standard">};</text:p>
      <text:p text:style-name="Standard"/>
      <text:p text:style-name="Standard">export default LunarPhaseVisualization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M39S</meta:editing-duration>
    <meta:editing-cycles>4</meta:editing-cycles>
    <meta:generator>OpenOffice/4.1.14$Win32 OpenOffice.org_project/4114m1$Build-9811</meta:generator>
    <dc:date>2024-09-08T13:02:57.66</dc:date>
    <dc:creator>ronan salaun</dc:creator>
    <meta:document-statistic meta:table-count="0" meta:image-count="0" meta:object-count="0" meta:page-count="2" meta:paragraph-count="81" meta:word-count="279" meta:character-count="2998"/>
    <meta:user-defined meta:name="Info 1"/>
    <meta:user-defined meta:name="Info 2"/>
    <meta:user-defined meta:name="Info 3"/>
    <meta:user-defined meta:name="Info 4"/>
  </office:meta>
</office:document-meta>
</file>